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808cm"/>
    </style:style>
    <style:style style:name="Tabla4.B" style:family="table-column">
      <style:table-column-properties style:column-width="0.81cm"/>
    </style:style>
    <style:style style:name="Tabla4.U" style:family="table-column">
      <style:table-column-properties style:column-width="0.827cm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8bbc7"/>
    </style:style>
    <style:style style:name="P12" style:family="paragraph" style:parent-style-name="Standard">
      <style:text-properties officeooo:rsid="006681ef" officeooo:paragraph-rsid="0098bbc7"/>
    </style:style>
    <style:style style:name="P13" style:family="paragraph" style:parent-style-name="Standard">
      <style:text-properties officeooo:rsid="0078e183" officeooo:paragraph-rsid="0098bbc7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8bbc7" style:font-weight-asian="bold" style:font-weight-complex="bold"/>
    </style:style>
    <style:style style:name="P15" style:family="paragraph" style:parent-style-name="Table_20_Contents">
      <style:text-properties fo:font-weight="bold" officeooo:rsid="006f2671" officeooo:paragraph-rsid="0098bbc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98bbc7" style:font-weight-asian="bold" style:font-weight-complex="bold"/>
    </style:style>
    <style:style style:name="P17" style:family="paragraph" style:parent-style-name="Table_20_Contents">
      <style:text-properties officeooo:paragraph-rsid="00913fdc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P19" style:family="paragraph" style:parent-style-name="Table_20_Contents">
      <style:paragraph-properties fo:text-align="justify" style:justify-single-word="false"/>
      <style:text-properties officeooo:rsid="00771c1f" officeooo:paragraph-rsid="0098bbc7"/>
    </style:style>
    <style:style style:name="P20" style:family="paragraph" style:parent-style-name="Table_20_Contents">
      <style:text-properties officeooo:rsid="006681ef" officeooo:paragraph-rsid="0098bbc7"/>
    </style:style>
    <style:style style:name="P21" style:family="paragraph" style:parent-style-name="Table_20_Contents">
      <style:text-properties officeooo:rsid="006f2671" officeooo:paragraph-rsid="0098bbc7"/>
    </style:style>
    <style:style style:name="P22" style:family="paragraph" style:parent-style-name="Table_20_Contents">
      <style:paragraph-properties fo:text-align="center" style:justify-single-word="false"/>
      <style:text-properties officeooo:rsid="00727937" officeooo:paragraph-rsid="0098bbc7"/>
    </style:style>
    <style:style style:name="P23" style:family="paragraph" style:parent-style-name="Table_20_Contents">
      <style:paragraph-properties fo:text-align="center" style:justify-single-word="false"/>
      <style:text-properties officeooo:paragraph-rsid="0098bbc7"/>
    </style:style>
    <style:style style:name="P24" style:family="paragraph" style:parent-style-name="Table_20_Contents">
      <style:text-properties fo:font-size="9pt" officeooo:rsid="006f2671" officeooo:paragraph-rsid="0098bbc7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rsid="007a0e1f" officeooo:paragraph-rsid="0098bbc7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6ec63a" officeooo:paragraph-rsid="0098bbc7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74658c" officeooo:paragraph-rsid="0098bbc7" style:font-weight-asian="bold" style:font-weight-complex="bold"/>
    </style:style>
    <style:style style:name="P28" style:family="paragraph" style:parent-style-name="Text_20_body">
      <style:text-properties officeooo:rsid="00617b96" officeooo:paragraph-rsid="0098bbc7"/>
    </style:style>
    <style:style style:name="P29" style:family="paragraph" style:parent-style-name="Text_20_body">
      <style:text-properties officeooo:rsid="004fa972" officeooo:paragraph-rsid="009447e6"/>
    </style:style>
    <style:style style:name="P30" style:family="paragraph" style:parent-style-name="Text_20_body">
      <style:text-properties officeooo:rsid="00762b4f" officeooo:paragraph-rsid="0098bbc7"/>
    </style:style>
    <style:style style:name="P31" style:family="paragraph" style:parent-style-name="Text_20_body">
      <style:text-properties officeooo:rsid="006ec63a" officeooo:paragraph-rsid="0098bbc7"/>
    </style:style>
    <style:style style:name="P32" style:family="paragraph" style:parent-style-name="Table_20_Contents">
      <style:paragraph-properties fo:text-align="center" style:justify-single-word="false"/>
      <style:text-properties officeooo:rsid="0099e98b" officeooo:paragraph-rsid="0099e98b"/>
    </style:style>
    <style:style style:name="P33" style:family="paragraph" style:parent-style-name="Table_20_Contents">
      <style:paragraph-properties fo:text-align="justify" style:justify-single-word="false"/>
      <style:text-properties officeooo:rsid="0099e98b" officeooo:paragraph-rsid="0099e98b"/>
    </style:style>
    <style:style style:name="P34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P35" style:family="paragraph" style:parent-style-name="Table_20_Contents">
      <style:paragraph-properties fo:text-align="justify" style:justify-single-word="false"/>
      <style:text-properties officeooo:rsid="009a13e2" officeooo:paragraph-rsid="009a13e2"/>
    </style:style>
    <style:style style:name="P36" style:family="paragraph" style:parent-style-name="Table_20_Contents">
      <style:paragraph-properties fo:text-align="justify" style:justify-single-word="false"/>
      <style:text-properties officeooo:rsid="00771c1f" officeooo:paragraph-rsid="0098bb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9e98b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a0e1f"/>
    </style:style>
    <style:style style:name="T18" style:family="text">
      <style:text-properties officeooo:rsid="009a13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64299925776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264299931216">
          <table:table-cell table:style-name="Tabla9.A1" office:value-type="string">
            <text:p text:style-name="P17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29">1. <text:span text:style-name="T4">En un sistema se cargan los siguientes procesos:</text:span></text:p>
          </table:table-cell>
        </table:table-row>
        <table:table-row table:style-name="TableLine2264299957056">
          <table:table-cell table:style-name="Tabla9.A2" table:number-columns-spanned="2" office:value-type="string">
            <text:p text:style-name="P28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264299943456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14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264299950256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18">1</text:p>
                </table:table-cell>
              </table:table-row>
              <table:table-row table:style-name="TableLine2264299946992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D2" office:value-type="string">
                  <text:p text:style-name="P18">4</text:p>
                </table:table-cell>
              </table:table-row>
              <table:table-row table:style-name="TableLine2264299956784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D2" office:value-type="string">
                  <text:p text:style-name="P18">2</text:p>
                </table:table-cell>
              </table:table-row>
              <table:table-row table:style-name="TableLine2264299945088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A2" office:value-type="string">
                  <text:p text:style-name="P18">5</text:p>
                </table:table-cell>
                <table:table-cell table:style-name="Tabla3.D2" office:value-type="string">
                  <text:p text:style-name="P18">3</text:p>
                </table:table-cell>
              </table:table-row>
              <table:table-row table:style-name="TableLine2264299953792">
                <table:table-cell table:style-name="Tabla3.A2" office:value-type="string">
                  <text:p text:style-name="P14">P5</text:p>
                </table:table-cell>
                <table:table-cell table:style-name="Tabla3.A2" office:value-type="string">
                  <text:p text:style-name="P18">8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D2" office:value-type="string">
                  <text:p text:style-name="P18">3</text:p>
                </table:table-cell>
              </table:table-row>
            </table:table>
            <text:p text:style-name="P28"/>
            <text:p text:style-name="P31">a) Elabora el cronograma de planificación de procesos sabiendo que el algoritmo que empleado por el sistema operativo es <text:span text:style-name="T17">Shortest Job First (SJF)</text:span></text:p>
            <text:p text:style-name="P31">b) Calcula el tiempo de salida (T<text:span text:style-name="T5">f</text:span>) para cada uno de los procesos</text:p>
            <text:p text:style-name="P31">c) Calcula el tiempo de retorno (T<text:span text:style-name="T5">q</text:span>) para cada uno de los procesos</text:p>
            <text:p text:style-name="P31">d) Calcula el tiempo de espera (T<text:span text:style-name="T5">e</text:span>) para cada uno de los procesos, <text:span text:style-name="T11">así como el tiempo medio de espera</text:span></text:p>
            <text:p text:style-name="P3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0"/>
      <text:p text:style-name="P21">a) cronograma de planificación de procesos sabiendo que el algoritmo que empleado por el sistema operativo es <text:span text:style-name="T17">Shortest Job First (SJF)</text:span></text:p>
      <text:p text:style-name="P21"/>
      <text:p text:style-name="P21"/>
      <table:table table:name="Tabla4" table:style-name="Tabla4"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6"/>
        <table:table-column table:style-name="Tabla4.A"/>
        <table:table-column table:style-name="Tabla4.B" table:number-columns-repeated="5"/>
        <table:table-column table:style-name="Tabla4.A"/>
        <table:table-column table:style-name="Tabla4.U"/>
        <table:table-row table:style-name="TableLine2264299957872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64299949984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 table:style-name="TableLine2264299947264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64299947536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-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</table:table-row>
        <table:table-row table:style-name="TableLine2264299956240">
          <table:table-cell table:style-name="Tabla4.A1" office:value-type="string">
            <text:p text:style-name="P15">P5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</table:table-row>
        <table:table-row table:style-name="TableLine2264299946176"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</table:table-row>
      </table:table>
      <text:p text:style-name="P21"/>
      <text:p text:style-name="P31"/>
      <text:p text:style-name="P31"><text:soft-page-break/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 table:style-name="TableLine2264299957328">
          <table:table-cell table:style-name="Tabla5.A1" office:value-type="string">
            <text:p text:style-name="P16">Proceso</text:p>
          </table:table-cell>
          <table:table-cell table:style-name="Tabla5.B1" office:value-type="string">
            <text:p text:style-name="P26"><text:span text:style-name="T13">T</text:span>iempo de salida (T<text:span text:style-name="T5">f</text:span>)</text:p>
          </table:table-cell>
        </table:table-row>
        <table:table-row table:style-name="TableLine2264299949712">
          <table:table-cell table:style-name="Tabla5.A2" office:value-type="string">
            <text:p text:style-name="P16">P1</text:p>
          </table:table-cell>
          <table:table-cell table:style-name="Tabla5.B2" office:value-type="string">
            <text:p text:style-name="P33">3</text:p>
          </table:table-cell>
        </table:table-row>
        <table:table-row table:style-name="TableLine2264299958144">
          <table:table-cell table:style-name="Tabla5.A2" office:value-type="string">
            <text:p text:style-name="P16">P2</text:p>
          </table:table-cell>
          <table:table-cell table:style-name="Tabla5.B2" office:value-type="string">
            <text:p text:style-name="P33">9</text:p>
          </table:table-cell>
        </table:table-row>
        <table:table-row table:style-name="TableLine2264299951344">
          <table:table-cell table:style-name="Tabla5.A2" office:value-type="string">
            <text:p text:style-name="P16">P3</text:p>
          </table:table-cell>
          <table:table-cell table:style-name="Tabla5.B2" office:value-type="string">
            <text:p text:style-name="P33">15</text:p>
          </table:table-cell>
        </table:table-row>
        <table:table-row table:style-name="TableLine2264299949168">
          <table:table-cell table:style-name="Tabla5.A2" office:value-type="string">
            <text:p text:style-name="P16">P4</text:p>
          </table:table-cell>
          <table:table-cell table:style-name="Tabla5.B2" office:value-type="string">
            <text:p text:style-name="P33">20</text:p>
          </table:table-cell>
        </table:table-row>
        <table:table-row table:style-name="TableLine2264299958416">
          <table:table-cell table:style-name="Tabla5.A2" office:value-type="string">
            <text:p text:style-name="P16">P5</text:p>
          </table:table-cell>
          <table:table-cell table:style-name="Tabla5.B2" office:value-type="string">
            <text:p text:style-name="P33">11</text:p>
          </table:table-cell>
        </table:table-row>
      </table:table>
      <text:p text:style-name="P31"/>
      <text:p text:style-name="P31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264299958688">
          <table:table-cell table:style-name="Tabla6.A1" office:value-type="string">
            <text:p text:style-name="P16">Proceso</text:p>
          </table:table-cell>
          <table:table-cell table:style-name="Tabla6.A1" office:value-type="string">
            <text:p text:style-name="P27">Tiempo de llegada (Ti)</text:p>
          </table:table-cell>
          <table:table-cell table:style-name="Tabla6.A1" office:value-type="string">
            <text:p text:style-name="P26"><text:span text:style-name="T13">T</text:span>iempo de salida (T<text:span text:style-name="T5">f</text:span>)</text:p>
          </table:table-cell>
          <table:table-cell table:style-name="Tabla6.D1" office:value-type="string">
            <text:p text:style-name="P27">Tiempo de retorno (T<text:span text:style-name="T5">q</text:span>)</text:p>
          </table:table-cell>
        </table:table-row>
        <table:table-row table:style-name="TableLine2264299959232">
          <table:table-cell table:style-name="Tabla6.A2" office:value-type="string">
            <text:p text:style-name="P16">P1</text:p>
          </table:table-cell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33">3</text:p>
          </table:table-cell>
          <table:table-cell table:style-name="Tabla6.D2" office:value-type="string">
            <text:p text:style-name="P33">3 – 0 = 3</text:p>
          </table:table-cell>
        </table:table-row>
        <table:table-row table:style-name="TableLine2264299942912">
          <table:table-cell table:style-name="Tabla6.A2" office:value-type="string">
            <text:p text:style-name="P16">P2</text:p>
          </table:table-cell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33">9</text:p>
          </table:table-cell>
          <table:table-cell table:style-name="Tabla6.D2" office:value-type="string">
            <text:p text:style-name="P33">9 – 2 = 7</text:p>
          </table:table-cell>
        </table:table-row>
        <table:table-row table:style-name="TableLine2264299945360">
          <table:table-cell table:style-name="Tabla6.A2" office:value-type="string">
            <text:p text:style-name="P16">P3</text:p>
          </table:table-cell>
          <table:table-cell table:style-name="Tabla6.A2" office:value-type="string">
            <text:p text:style-name="P18">4</text:p>
          </table:table-cell>
          <table:table-cell table:style-name="Tabla6.A2" office:value-type="string">
            <text:p text:style-name="P33">15</text:p>
          </table:table-cell>
          <table:table-cell table:style-name="Tabla6.D2" office:value-type="string">
            <text:p text:style-name="P33">15 – 4 = 11</text:p>
          </table:table-cell>
        </table:table-row>
        <table:table-row table:style-name="TableLine2264299952432">
          <table:table-cell table:style-name="Tabla6.A2" office:value-type="string">
            <text:p text:style-name="P16">P4</text:p>
          </table:table-cell>
          <table:table-cell table:style-name="Tabla6.A2" office:value-type="string">
            <text:p text:style-name="P18">6</text:p>
          </table:table-cell>
          <table:table-cell table:style-name="Tabla6.A2" office:value-type="string">
            <text:p text:style-name="P33">20</text:p>
          </table:table-cell>
          <table:table-cell table:style-name="Tabla6.D2" office:value-type="string">
            <text:p text:style-name="P33">20 – 6 = 14</text:p>
          </table:table-cell>
        </table:table-row>
        <table:table-row table:style-name="TableLine2264299945632">
          <table:table-cell table:style-name="Tabla6.A2" office:value-type="string">
            <text:p text:style-name="P16">P5</text:p>
          </table:table-cell>
          <table:table-cell table:style-name="Tabla6.A2" office:value-type="string">
            <text:p text:style-name="P18">8</text:p>
          </table:table-cell>
          <table:table-cell table:style-name="Tabla6.A2" office:value-type="string">
            <text:p text:style-name="P33">11</text:p>
          </table:table-cell>
          <table:table-cell table:style-name="Tabla6.D2" office:value-type="string">
            <text:p text:style-name="P33">11 – 8 = 3</text:p>
          </table:table-cell>
        </table:table-row>
      </table:table>
      <text:p text:style-name="P11"/>
      <text:p text:style-name="P31">d) Calcula el tiempo de espera (T<text:span text:style-name="T5">e</text:span>) para cada uno de los procesos</text:p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264299953248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27">Tiempo de llegada (Ti)</text:p>
          </table:table-cell>
          <table:table-cell table:style-name="Tabla7.A1" office:value-type="string">
            <text:p text:style-name="P26"><text:span text:style-name="T13">T</text:span>iempo <text:span text:style-name="T14">de inicio</text:span></text:p>
          </table:table-cell>
          <table:table-cell table:style-name="Tabla7.D1" office:value-type="string">
            <text:p text:style-name="P27">Tiempo de <text:span text:style-name="T15">espera</text:span> (T<text:span text:style-name="T7">e</text:span>)</text:p>
          </table:table-cell>
        </table:table-row>
        <table:table-row table:style-name="TableLine2264299955968">
          <table:table-cell table:style-name="Tabla7.A2" office:value-type="string">
            <text:p text:style-name="P16">P1</text:p>
          </table:table-cell>
          <table:table-cell table:style-name="Tabla7.A2" office:value-type="string">
            <text:p text:style-name="P18">0</text:p>
          </table:table-cell>
          <table:table-cell table:style-name="Tabla7.A2" office:value-type="string">
            <text:p text:style-name="P35">0</text:p>
          </table:table-cell>
          <table:table-cell table:style-name="Tabla7.D2" office:value-type="string">
            <text:p text:style-name="P35">0 – 0 = 0</text:p>
          </table:table-cell>
        </table:table-row>
        <table:table-row table:style-name="TableLine2264299974736">
          <table:table-cell table:style-name="Tabla7.A2" office:value-type="string">
            <text:p text:style-name="P16">P2</text:p>
          </table:table-cell>
          <table:table-cell table:style-name="Tabla7.A2" office:value-type="string">
            <text:p text:style-name="P18">2</text:p>
          </table:table-cell>
          <table:table-cell table:style-name="Tabla7.A2" office:value-type="string">
            <text:p text:style-name="P35">3</text:p>
          </table:table-cell>
          <table:table-cell table:style-name="Tabla7.D2" office:value-type="string">
            <text:p text:style-name="P35">3 – 2 = 1 </text:p>
          </table:table-cell>
        </table:table-row>
        <table:table-row table:style-name="TableLine2264299960864">
          <table:table-cell table:style-name="Tabla7.A2" office:value-type="string">
            <text:p text:style-name="P16">P3</text:p>
          </table:table-cell>
          <table:table-cell table:style-name="Tabla7.A2" office:value-type="string">
            <text:p text:style-name="P18">4</text:p>
          </table:table-cell>
          <table:table-cell table:style-name="Tabla7.A2" office:value-type="string">
            <text:p text:style-name="P35">11</text:p>
          </table:table-cell>
          <table:table-cell table:style-name="Tabla7.D2" office:value-type="string">
            <text:p text:style-name="P35">11 – 4 = 7</text:p>
          </table:table-cell>
        </table:table-row>
        <table:table-row table:style-name="TableLine2264299962224">
          <table:table-cell table:style-name="Tabla7.A2" office:value-type="string">
            <text:p text:style-name="P16">P4</text:p>
          </table:table-cell>
          <table:table-cell table:style-name="Tabla7.A2" office:value-type="string">
            <text:p text:style-name="P18">6</text:p>
          </table:table-cell>
          <table:table-cell table:style-name="Tabla7.A2" office:value-type="string">
            <text:p text:style-name="P35">15</text:p>
          </table:table-cell>
          <table:table-cell table:style-name="Tabla7.D2" office:value-type="string">
            <text:p text:style-name="P35">15 – 6 = 9</text:p>
          </table:table-cell>
        </table:table-row>
        <table:table-row table:style-name="TableLine2264299962496">
          <table:table-cell table:style-name="Tabla7.A2" office:value-type="string">
            <text:p text:style-name="P16">P5</text:p>
          </table:table-cell>
          <table:table-cell table:style-name="Tabla7.A2" office:value-type="string">
            <text:p text:style-name="P18">8</text:p>
          </table:table-cell>
          <table:table-cell table:style-name="Tabla7.A2" office:value-type="string">
            <text:p text:style-name="P35">9</text:p>
          </table:table-cell>
          <table:table-cell table:style-name="Tabla7.D2" office:value-type="string">
            <text:p text:style-name="P35">9 – 8 = 1</text:p>
          </table:table-cell>
        </table:table-row>
      </table:table>
      <text:p text:style-name="P12"/>
      <text:p text:style-name="P13">Tiempo medio de espera=suma de los tiempos de espera de cara proceso dividido entre el número de procesos</text:p>
      <text:p text:style-name="P13">Tiempo medio de espera=<text:span text:style-name="T18">(0+1+7+9+1)/5 = 3.6</text:span></text:p>
      <text:p text:style-name="P12"/>
      <text:p text:style-name="P3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264299954064">
          <table:table-cell table:style-name="Tabla8.A1" office:value-type="string">
            <text:p text:style-name="P16">Proceso</text:p>
          </table:table-cell>
          <table:table-cell table:style-name="Tabla8.A1" office:value-type="string">
            <text:p text:style-name="P27">Tiempo de retorno (T<text:span text:style-name="T5">q</text:span>)</text:p>
          </table:table-cell>
          <table:table-cell table:style-name="Tabla8.A1" office:value-type="string">
            <text:p text:style-name="P14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27">Tiempo de <text:span text:style-name="T16">retorno normalizado</text:span> (T<text:span text:style-name="T8">n</text:span>)</text:p>
          </table:table-cell>
        </table:table-row>
        <table:table-row table:style-name="TableLine2264299962768">
          <table:table-cell table:style-name="Tabla8.A2" office:value-type="string">
            <text:p text:style-name="P16">P1</text:p>
          </table:table-cell>
          <table:table-cell table:style-name="Tabla8.A2" office:value-type="string">
            <text:p text:style-name="P35">3</text:p>
          </table:table-cell>
          <table:table-cell table:style-name="Tabla8.A2" office:value-type="string">
            <text:p text:style-name="P18">3</text:p>
          </table:table-cell>
          <table:table-cell table:style-name="Tabla8.D2" office:value-type="string">
            <text:p text:style-name="P19"><text:s/><text:span text:style-name="T18">3 / 3 = 1</text:span></text:p>
          </table:table-cell>
        </table:table-row>
        <table:table-row table:style-name="TableLine2264299963040">
          <table:table-cell table:style-name="Tabla8.A2" office:value-type="string">
            <text:p text:style-name="P16">P2</text:p>
          </table:table-cell>
          <table:table-cell table:style-name="Tabla8.A2" office:value-type="string">
            <text:p text:style-name="P35">7</text:p>
          </table:table-cell>
          <table:table-cell table:style-name="Tabla8.A2" office:value-type="string">
            <text:p text:style-name="P18">6</text:p>
          </table:table-cell>
          <table:table-cell table:style-name="Tabla8.D2" office:value-type="string">
            <text:p text:style-name="P35">7/ 6 = 1.16</text:p>
          </table:table-cell>
        </table:table-row>
        <table:table-row table:style-name="TableLine2264299967936">
          <table:table-cell table:style-name="Tabla8.A2" office:value-type="string">
            <text:p text:style-name="P16">P3</text:p>
          </table:table-cell>
          <table:table-cell table:style-name="Tabla8.A2" office:value-type="string">
            <text:p text:style-name="P35">11</text:p>
          </table:table-cell>
          <table:table-cell table:style-name="Tabla8.A2" office:value-type="string">
            <text:p text:style-name="P18">4</text:p>
          </table:table-cell>
          <table:table-cell table:style-name="Tabla8.D2" office:value-type="string">
            <text:p text:style-name="P35">11 / 4 = 2.75</text:p>
          </table:table-cell>
        </table:table-row>
        <text:soft-page-break/>
        <table:table-row table:style-name="TableLine2264299961136">
          <table:table-cell table:style-name="Tabla8.A2" office:value-type="string">
            <text:p text:style-name="P16">P4</text:p>
          </table:table-cell>
          <table:table-cell table:style-name="Tabla8.A2" office:value-type="string">
            <text:p text:style-name="P35">14</text:p>
          </table:table-cell>
          <table:table-cell table:style-name="Tabla8.A2" office:value-type="string">
            <text:p text:style-name="P18">5</text:p>
          </table:table-cell>
          <table:table-cell table:style-name="Tabla8.D2" office:value-type="string">
            <text:p text:style-name="P35">14 / 5 = 2.8</text:p>
          </table:table-cell>
        </table:table-row>
        <table:table-row table:style-name="TableLine2264299963312">
          <table:table-cell table:style-name="Tabla8.A2" office:value-type="string">
            <text:p text:style-name="P16">P5</text:p>
          </table:table-cell>
          <table:table-cell table:style-name="Tabla8.A2" office:value-type="string">
            <text:p text:style-name="P35">3</text:p>
          </table:table-cell>
          <table:table-cell table:style-name="Tabla8.A2" office:value-type="string">
            <text:p text:style-name="P19">2</text:p>
          </table:table-cell>
          <table:table-cell table:style-name="Tabla8.D2" office:value-type="string">
            <text:p text:style-name="P35">3 / 2 = 1.5</text:p>
          </table:table-cell>
        </table:table-row>
      </table:table>
      <text:p text:style-name="P13">Tiempo medio de retorno normalizado=suma de los tiempos de retorno normalizados de cara proceso dividido entre el número de procesos</text:p>
      <text:p text:style-name="P13">Tiempo medio de retorno normalizado=<text:span text:style-name="T18">(1+1.16+2.75+2.8+1.5)/ 5 = 9.21/ 5 = 1.84</text:span></text:p>
      <text:p text:style-name="P1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43:28.903000000</dc:date>
    <meta:editing-duration>PT10H13M54S</meta:editing-duration>
    <meta:editing-cycles>198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2" meta:word-count="483" meta:character-count="1992" meta:non-whitespace-character-count="1687"/>
  </office:meta>
</office:document-meta>
</file>